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UTRI MASTER LA GRANJA E.I.R.L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2060244214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UNAIQUE BARCO, JOAQUIN ROBER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7987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ALAMA CARMEN, JAVIER HUMBERT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66415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7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4T15:17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